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 style:master-page-name="Landscape">
      <style:paragraph-properties style:page-number="auto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master-page-name="Landscape">
      <style:paragraph-properties style:page-number="auto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Names of cards<text:tab/>2</text:p>
          <text:p text:style-name="P5">Big Arcana (Trumps)<text:tab/>2</text:p>
          <text:p text:style-name="P6">Court Cards<text:tab/>5</text:p>
          <text:p text:style-name="P5">1st Impression<text:tab/>5</text:p>
          <text:p text:style-name="P5">2ndImpression<text:tab/>6</text:p>
          <text:p text:style-name="P5">1st Letter<text:tab/>8</text:p>
          <text:p text:style-name="P6">Link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float" office:value="1">
            <text:p text:style-name="Table_20_Contents">1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">
            <text:p text:style-name="Table_20_Contents">2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8">
            <text:p text:style-name="Table_20_Contents">48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2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2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2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2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2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2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</table:table>
      <text:p text:style-name="Standard"/>
      <text:p text:style-name="Standard"/>
      <text:p text:style-name="P10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Staff (Wands)</text:p>
            </table:table-cell>
            <table:table-cell table:style-name="Tabelle1.A1" office:value-type="string">
              <text:p text:style-name="Table_20_Heading">Cups</text:p>
            </table:table-cell>
            <table:table-cell table:style-name="Tabelle1.A1" office:value-type="string">
              <text:p text:style-name="Table_20_Heading">Sw</text:p>
            </table:table-cell>
            <table:table-cell table:style-name="Tabelle1.E1" office:value-type="string">
              <text:p text:style-name="Table_20_Heading">Disks(Pentacles)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7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9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10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10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ext:soft-page-break/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8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17-07-30T09:12:18.39">30.07.2017</text:date> <text:time style:data-style-name="N40" text:time-value="2017-07-30T09:12:18.39">09:12</text:time></text:p>
      </style:header>
      <style:footer>
        <text:p text:style-name="Footer"><text:tab/>Page <text:page-number text:select-page="current">11</text:page-number> of <text:page-count>11</text:page-count></text:p>
      </style:footer>
    </style:master-page>
    <style:master-page style:name="Landscape" style:page-layout-name="Mpm2">
      <style:footer>
        <text:p text:style-name="Footer">Page <text:page-number text:select-page="current">7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7-07-30T09:12:18.36</dc:date>
    <meta:editing-duration>PT11H18M34S</meta:editing-duration>
    <meta:editing-cycles>29</meta:editing-cycles>
    <meta:document-statistic meta:table-count="10" meta:image-count="0" meta:object-count="0" meta:page-count="11" meta:paragraph-count="422" meta:word-count="568" meta:character-count="2425"/>
  </office:meta>
</office:document-meta>
</file>